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7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0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style:font-name="Symbol" fo:font-size="10pt"/>
    </style:style>
    <style:style style:name="T69" style:family="text">
      <style:text-properties style:font-name="Symbol" fo:font-size="10pt" fo:background-color="#d3d3d3"/>
    </style:style>
    <style:style style:name="T70" style:family="text">
      <style:text-properties style:font-name="Symbol" fo:font-size="10pt" fo:background-color="#0000ff"/>
    </style:style>
    <style:style style:name="T71" style:family="text">
      <style:text-properties style:font-name="Symbol" fo:font-size="10pt" fo:background-color="#ff00ff"/>
    </style:style>
    <style:style style:name="T72" style:family="text">
      <style:text-properties style:font-name="Symbol" fo:font-size="10pt" fo:background-color="#00ff00"/>
    </style:style>
    <style:style style:name="T73" style:family="text">
      <style:text-properties style:font-name="Symbol" fo:font-size="10pt" fo:background-color="#808000"/>
    </style:style>
    <style:style style:name="T74" style:family="text">
      <style:text-properties style:text-line-through-style="none" style:font-name="inherit" fo:font-size="10pt" style:text-underline-style="none" style:text-blinking="false"/>
    </style:style>
    <style:style style:name="T75" style:family="text">
      <style:text-properties style:text-line-through-style="none" style:font-name="inherit" fo:font-size="10pt" style:text-underline-style="none" style:text-blinking="false" fo:background-color="#00ff00"/>
    </style:style>
    <style:style style:name="T76" style:family="text">
      <style:text-properties style:text-line-through-style="none" style:font-name="inherit" fo:font-size="10pt" style:text-underline-style="none" style:text-blinking="false" fo:background-color="#ffff00"/>
    </style:style>
    <style:style style:name="T77" style:family="text">
      <style:text-properties style:text-line-through-style="none" style:font-name="inherit" fo:font-size="10pt" style:text-underline-style="none" style:text-blinking="false" fo:background-color="#0000ff"/>
    </style:style>
    <style:style style:name="T78" style:family="text">
      <style:text-properties style:text-line-through-style="none" style:font-name="inherit" fo:font-size="10pt" style:text-underline-style="none" style:text-blinking="false" fo:background-color="#d3d3d3"/>
    </style:style>
    <style:style style:name="T79" style:family="text">
      <style:text-properties style:text-line-through-style="none" style:font-name="inherit" fo:font-size="10pt" style:text-underline-style="none" style:text-blinking="false" fo:background-color="#808000"/>
    </style:style>
    <style:style style:name="T80" style:family="text">
      <style:text-properties style:font-name="inherit" fo:font-size="10pt" fo:background-color="#00ff00"/>
    </style:style>
    <style:style style:name="T81" style:family="text">
      <style:text-properties style:font-name="inherit" fo:font-size="10pt" fo:background-color="#808000"/>
    </style:style>
    <style:style style:name="T82" style:family="text">
      <style:text-properties style:font-name="inherit" fo:font-size="11.5pt"/>
    </style:style>
    <style:style style:name="T83" style:family="text">
      <style:text-properties style:font-name="inherit" fo:font-size="11.5pt" fo:background-color="#00ff00"/>
    </style:style>
    <style:style style:name="T84" style:family="text">
      <style:text-properties style:font-name="inherit" fo:font-size="11.5pt" fo:background-color="#0000ff"/>
    </style:style>
    <style:style style:name="T85" style:family="text">
      <style:text-properties style:font-name="inherit" fo:font-size="11.5pt" fo:background-color="#ff00ff"/>
    </style:style>
    <style:style style:name="T86" style:family="text">
      <style:text-properties style:font-name="inherit" fo:font-size="11.5pt" fo:language="en" fo:country="US" fo:background-color="#ff00ff"/>
    </style:style>
    <style:style style:name="T87" style:family="text">
      <style:text-properties style:font-name="inherit" fo:font-size="11.5pt" fo:background-color="#808000"/>
    </style:style>
    <style:style style:name="T88" style:family="text">
      <style:text-properties style:font-name="inherit" fo:font-size="11.5pt" fo:background-color="#00cc00"/>
    </style:style>
    <style:style style:name="T89" style:family="text">
      <style:text-properties style:font-name="inherit" fo:font-size="11.5pt" fo:background-color="#ffd320"/>
    </style:style>
    <style:style style:name="T90" style:family="text">
      <style:text-properties style:font-name="inherit" fo:font-size="11.5pt" fo:background-color="#00cc33"/>
    </style:style>
    <style:style style:name="T91" style:family="text">
      <style:text-properties style:font-name="inherit" fo:font-size="15pt" fo:font-weight="bold"/>
    </style:style>
    <style:style style:name="T92" style:family="text">
      <style:text-properties style:font-name="inherit" fo:font-size="15pt" fo:font-weight="bold" fo:background-color="#0000ff"/>
    </style:style>
    <style:style style:name="T93" style:family="text">
      <style:text-properties style:font-name="inherit" fo:font-size="15pt" fo:font-weight="bold" fo:background-color="#ff00ff"/>
    </style:style>
    <style:style style:name="T94" style:family="text">
      <style:text-properties style:font-name="inherit" fo:font-size="15pt" fo:font-weight="bold" fo:background-color="#00ff00"/>
    </style:style>
    <style:style style:name="T95" style:family="text">
      <style:text-properties style:font-name="inherit" fo:font-size="15pt" fo:font-weight="bold" fo:background-color="#808000"/>
    </style:style>
    <style:style style:name="T96" style:family="text">
      <style:text-properties style:font-name="Courier New1" fo:font-size="10pt" fo:background-color="#00ff00"/>
    </style:style>
    <style:style style:name="T97" style:family="text">
      <style:text-properties style:font-name="Courier New1" fo:font-size="10pt" fo:background-color="#ffff00"/>
    </style:style>
    <style:style style:name="T98" style:family="text">
      <style:text-properties style:font-name="Courier New1" fo:font-size="10pt" fo:background-color="#0000ff"/>
    </style:style>
    <style:style style:name="T99" style:family="text">
      <style:text-properties style:font-name="Courier New1" fo:font-size="10pt" fo:background-color="#d3d3d3"/>
    </style:style>
    <style:style style:name="T100" style:family="text">
      <style:text-properties style:font-name="Courier New1" fo:font-size="10pt" fo:background-color="#808000"/>
    </style:style>
    <style:style style:name="T101" style:family="text">
      <style:text-properties style:font-name="Courier New1" fo:font-size="10pt" fo:background-color="#ff00ff"/>
    </style:style>
    <style:style style:name="T102" style:family="text">
      <style:text-properties style:font-name="Courier New1" fo:font-size="10pt" fo:language="en" fo:country="US" fo:background-color="#ff00ff"/>
    </style:style>
    <style:style style:name="T103" style:family="text">
      <style:text-properties style:font-name="Courier New1" fo:font-size="10pt" fo:background-color="#00cc00"/>
    </style:style>
    <style:style style:name="T104" style:family="text">
      <style:text-properties style:font-name="Courier New1" fo:font-size="10pt" fo:background-color="#ffd320"/>
    </style:style>
    <style:style style:name="T105" style:family="text">
      <style:text-properties style:font-name="Courier New1" fo:font-size="10pt" fo:background-color="#00cc33"/>
    </style:style>
    <style:style style:name="T106" style:family="text">
      <style:text-properties style:font-name="Courier New1" fo:font-size="10pt" fo:background-color="#66ff00"/>
    </style:style>
    <style:style style:name="T107" style:family="text">
      <style:text-properties fo:background-color="#00ff00"/>
    </style:style>
    <style:style style:name="T108" style:family="text">
      <style:text-properties fo:background-color="#ffff00"/>
    </style:style>
    <style:style style:name="T109" style:family="text">
      <style:text-properties fo:background-color="#0000ff"/>
    </style:style>
    <style:style style:name="T110" style:family="text">
      <style:text-properties fo:background-color="#d3d3d3"/>
    </style:style>
    <style:style style:name="T111" style:family="text">
      <style:text-properties fo:background-color="#808000"/>
    </style:style>
    <style:style style:name="T112" style:family="text">
      <style:text-properties fo:background-color="#ff00ff"/>
    </style:style>
    <style:style style:name="T113" style:family="text">
      <style:text-properties style:font-name="Georgia" fo:font-size="11.5pt"/>
    </style:style>
    <style:style style:name="T114" style:family="text">
      <style:text-properties fo:background-color="#ffd320"/>
    </style:style>
    <style:style style:name="T115" style:family="text">
      <style:text-properties style:font-name="Inconsolata" fo:font-size="12pt" fo:font-style="italic" fo:font-weight="normal"/>
    </style:style>
    <style:style style:name="T116" style:family="text">
      <style:text-properties style:font-name="Inconsolata" fo:font-size="12pt" fo:font-style="italic" fo:font-weight="normal" fo:background-color="#66ff00"/>
    </style:style>
    <style:style style:name="T117" style:family="text">
      <style:text-properties style:font-name="Inconsolata" fo:font-size="12pt" fo:font-style="italic" fo:font-weight="normal" fo:background-color="#ffff00"/>
    </style:style>
    <style:style style:name="T118" style:family="text">
      <style:text-properties fo:background-color="#66ff00"/>
    </style:style>
    <style:style style:name="T119" style:family="text">
      <style:text-properties fo:language="en" fo:country="US"/>
    </style:style>
    <style:style style:name="T120" style:family="text">
      <style:text-properties fo:language="ru" fo:country="RU"/>
    </style:style>
    <style:style style:name="T121" style:family="text">
      <style:text-properties style:font-name="inherit1" fo:font-size="12pt" fo:font-weight="normal"/>
    </style:style>
    <style:style style:name="T122" style:family="text">
      <style:text-properties style:font-name="inherit1" fo:font-size="12pt" fo:language="en" fo:country="US" fo:font-weight="normal"/>
    </style:style>
    <style:style style:name="T123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8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4">C# 5.0 и .NET 4.5</text:span></text:a></text:p>
      <text:p text:style-name="P1"><text:span text:style-name="T96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5">Руководство C# - Часть 1</text:span></text:a></text:p>
      <text:p text:style-name="P1"><text:span text:style-name="T96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5">Руководство C# - Часть 2</text:span></text:a></text:p>
      <text:p text:style-name="P1"><text:span text:style-name="T97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6">Основы .NET</text:span></text:a></text:p>
      <text:p text:style-name="P1"><text:span text:style-name="T96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5">Сборки .NET</text:span></text:a><text:span text:style-name="T107">  </text:span><text:span text:style-name="T80">- не применял</text:span></text:p>
      <text:p text:style-name="P1"><text:span text:style-name="T96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5">Потоки и файлы</text:span></text:a></text:p>
      <text:p text:style-name="P1"><text:span text:style-name="T97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6">Работа с сетью</text:span></text:a></text:p>
      <text:p text:style-name="P1"><text:span text:style-name="T98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7">Оптимизация приложений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4">WPF</text:span></text:a></text:p>
      <text:p text:style-name="P1"><text:span text:style-name="T96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5">Основа WPF</text:span></text:a></text:p>
      <text:p text:style-name="P1"><text:span text:style-name="T97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6">Элементы управления WPF</text:span></text:a></text:p>
      <text:p text:style-name="P1"><text:span text:style-name="T97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6">Привязка и стили</text:span></text:a></text:p>
      <text:p text:style-name="P1"><text:span text:style-name="T97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6">Графика и анимация</text:span></text:a></text:p>
      <text:p text:style-name="P1"><text:span text:style-name="T97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6">Шаблоны WPF</text:span></text:a></text:p>
      <text:p text:style-name="P1"><text:span text:style-name="T98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7">Периферия WP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4">Темы WPF</text:span></text:a></text:p>
      <text:p text:style-name="P1"><text:span text:style-name="T98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7">Dark Blue UI</text:span></text:a></text:p>
      <text:p text:style-name="P1"><text:span text:style-name="T98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7">Dark Orange UI</text:span></text:a></text:p>
      <text:p text:style-name="P6"> </text:p>
      <text:p text:style-name="P1"><text:span text:style-name="T69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8">Silverlight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4">Expression Blend 4</text:span></text:a></text:p>
      <text:p text:style-name="P1"><text:span text:style-name="T98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7">Основы работы</text:span></text:a></text:p>
      <text:p text:style-name="P1"><text:span text:style-name="T98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7">Графические интерфейсы</text:span></text:a></text:p>
      <text:p text:style-name="P1"><text:span text:style-name="T98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7">Windows Phone 7 и S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4">Работа с БД</text:span></text:a></text:p>
      <text:p text:style-name="P1"><text:span text:style-name="T96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5">ADO.NET</text:span></text:a></text:p>
      <text:p text:style-name="P1"><text:span text:style-name="T96">o</text:span><text:span text:style-name="T8">    </text:span><text:a xlink:type="simple" xlink:href="http://professorweb.ru/my/entity-framework/6/level1/" text:style-name="Internet_20_link" text:visited-style-name="Visited_20_Internet_20_Link"><text:span text:style-name="T75">Entity Framework 6</text:span></text:a></text:p>
      <text:p text:style-name="P1"><text:span text:style-name="T99">o</text:span><text:span text:style-name="T11">    </text:span><text:a xlink:type="simple" xlink:href="http://professorweb.ru/my/sql-server/2012/level1/" text:style-name="Internet_20_link" text:visited-style-name="Visited_20_Internet_20_Link"><text:span text:style-name="T78">SQL Server 2012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4">LINQ</text:span></text:a></text:p>
      <text:p text:style-name="P1"><text:span text:style-name="T96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5">LINQ to Objects</text:span></text:a></text:p>
      <text:p text:style-name="P1"><text:span text:style-name="T96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5">LINQ to XML</text:span></text:a></text:p>
      <text:p text:style-name="P1"><text:span text:style-name="T96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5">LINQ to DataSet и SQL</text:span></text:a></text:p>
      <text:p text:style-name="P1"><text:span text:style-name="T96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5">LINQ to Entities</text:span></text:a></text:p>
      <text:p text:style-name="P1"><text:span text:style-name="T96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5">Parallel LINQ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4">ASP.NET</text:span></text:a></text:p>
      <text:p text:style-name="P1"><text:span text:style-name="T98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7">Основы ASP.NET</text:span></text:a></text:p>
      <text:p text:style-name="P1"><text:span text:style-name="T98">o</text:span><text:span text:style-name="T10">    </text:span><text:a xlink:type="simple" xlink:href="http://professorweb.ru/my/ASP_NET/sites/level1/" text:style-name="Internet_20_link" text:visited-style-name="Visited_20_Internet_20_Link"><text:span text:style-name="T77">Веб-сайты</text:span></text:a></text:p>
      <text:p text:style-name="P1"><text:span text:style-name="T98">o</text:span><text:span text:style-name="T10">    </text:span><text:a xlink:type="simple" xlink:href="http://professorweb.ru/my/ASP_NET/security/level1/" text:style-name="Internet_20_link" text:visited-style-name="Visited_20_Internet_20_Link"><text:span text:style-name="T77">Безопасность</text:span></text:a></text:p>
      <text:p text:style-name="P1"><text:span text:style-name="T98">o</text:span><text:span text:style-name="T10">    </text:span><text:a xlink:type="simple" xlink:href="http://professorweb.ru/my/ASP_NET/gamestore/level1/" text:style-name="Internet_20_link" text:visited-style-name="Visited_20_Internet_20_Link"><text:span text:style-name="T77">Интернет магазин</text:span></text:a></text:p>
      <text:p text:style-name="P1"><text:span text:style-name="T98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7">ASP.NET Web Forms 4.5</text:span></text:a></text:p>
      <text:p text:style-name="P1"><text:span text:style-name="T98">o</text:span><text:span text:style-name="T10">    </text:span><text:a xlink:type="simple" xlink:href="http://professorweb.ru/my/ASP_NET/mvc/level1/" text:style-name="Internet_20_link" text:visited-style-name="Visited_20_Internet_20_Link"><text:span text:style-name="T77">ASP.NET MVC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4">Windows 8/10</text:span></text:a></text:p>
      <text:p text:style-name="P1"><text:span text:style-name="T100">o</text:span><text:span text:style-name="T12">    </text:span><text:a xlink:type="simple" xlink:href="http://professorweb.ru/my/windows8/rt/level1/" text:style-name="Internet_20_link" text:visited-style-name="Visited_20_Internet_20_Link"><text:span text:style-name="T79">WinRT - основы</text:span></text:a></text:p>
      <text:p text:style-name="P1"><text:span text:style-name="T100">o</text:span><text:span text:style-name="T12">    </text:span><text:a xlink:type="simple" xlink:href="http://professorweb.ru/my/windows8/rt-ext/level1/" text:style-name="Internet_20_link" text:visited-style-name="Visited_20_Internet_20_Link"><text:span text:style-name="T81">WinRT - специальные возможности</text:span></text:a></text:p>
      <text:p text:style-name="Text_20_body"> </text:p>
      <text:p text:style-name="P1"><text:span text:style-name="T68">·</text:span><text:span text:style-name="T1"> </text:span><text:span text:style-name="T7">О</text:span><text:span text:style-name="T19">сновы веб программирование</text:span></text:p>
      <text:p text:style-name="P1"><text:span text:style-name="T106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2">C# и .NET</text:span></text:a> <text:span text:style-name="T113">--- Основы .NET</text:span></text:p>
      <text:p text:style-name="P11">Содержание:</text:p>
      <text:p text:style-name="P23"/>
      <text:p text:style-name="P18"><text:span text:style-name="T68">·</text:span><text:span text:style-name="T1">     </text:span><text:span text:style-name="T91">1. Мониторинг приложений</text:span></text:p>
      <text:p text:style-name="P19"><text:span text:style-name="T96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3">Контракты кода</text:span></text:a></text:p>
      <text:p text:style-name="P19"><text:span text:style-name="T96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3">Трассировка</text:span></text:a></text:p>
      <text:p text:style-name="P19"><text:span text:style-name="T96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3">Протоколирование событий</text:span></text:a></text:p>
      <text:p text:style-name="P19"><text:span text:style-name="T96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3">Производительность приложений</text:span></text:a></text:p>
      <text:p text:style-name="P18"><text:span text:style-name="T68">·</text:span><text:span text:style-name="T1">     </text:span><text:span text:style-name="T91">2. Безопасность</text:span></text:p>
      <text:p text:style-name="P19"><text:span text:style-name="T96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3">Аутентификация и авторизация</text:span></text:a></text:p>
      <text:p text:style-name="P19"><text:span text:style-name="T96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3">Службы клиентских приложений</text:span></text:a></text:p>
      <text:p text:style-name="P19"><text:span text:style-name="T96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3">Шифрование</text:span></text:a></text:p>
      <text:p text:style-name="P19"><text:span text:style-name="T96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3">Доступ к ресурсам</text:span></text:a></text:p>
      <text:p text:style-name="P19"><text:span text:style-name="T96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3">Безопасность доступа кода</text:span></text:a></text:p>
      <text:p text:style-name="P19"><text:span text:style-name="T96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3">Использование сертификатов</text:span></text:a></text:p>
      <text:p text:style-name="P18"><text:span text:style-name="T68">·</text:span><text:span text:style-name="T1">     </text:span><text:span text:style-name="T91">3. Локализация приложений</text:span></text:p>
      <text:p text:style-name="P19"><text:span text:style-name="T96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3">Пространство имен System.Globalization</text:span></text:a></text:p>
      <text:p text:style-name="P19"><text:span text:style-name="T96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3">Культура приложения</text:span></text:a></text:p>
      <text:p text:style-name="P19"><text:span text:style-name="T96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3">Ресурсы локализованных приложений</text:span></text:a></text:p>
      <text:p text:style-name="P19"><text:span text:style-name="T96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3">Создание специальных культур</text:span></text:a></text:p>
      <text:p text:style-name="P18"><text:span text:style-name="T70">·</text:span><text:span text:style-name="T3">     </text:span><text:span text:style-name="T92">4. Службы Windows</text:span></text:p>
      <text:p text:style-name="P19"><text:span text:style-name="T98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4">Архитектура служб Windows</text:span></text:a></text:p>
      <text:p text:style-name="P19"><text:span text:style-name="T98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4">Создание службы Windows</text:span></text:a></text:p>
      <text:p text:style-name="P19"><text:span text:style-name="T98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4">Программа службы</text:span></text:a></text:p>
      <text:p text:style-name="P19"><text:span text:style-name="T98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4">Программа установки службы</text:span></text:a></text:p>
      <text:p text:style-name="P19"><text:span text:style-name="T98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4">Мониторинг служб Windows</text:span></text:a></text:p>
      <text:p text:style-name="P19"><text:span text:style-name="T98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4">Управление службами Windows</text:span></text:a></text:p>
      <text:p text:style-name="P19"><text:span text:style-name="T98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4">Выявление неисправностей работы службы Windows</text:span></text:a></text:p>
      <text:p text:style-name="P18"><text:span text:style-name="T71">·</text:span><text:span text:style-name="T4">     </text:span><text:span text:style-name="T93">5. Managed Extensibility Framework</text:span></text:p>
      <text:p text:style-name="P19"><text:soft-page-break/><text:span text:style-name="T101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5">Архитектура MEF</text:span></text:a></text:p>
      <text:p text:style-name="P19"><text:span text:style-name="T101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5">Контракты в MEF</text:span></text:a></text:p>
      <text:p text:style-name="P19"><text:span text:style-name="T101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5">Экспорт MEF</text:span></text:a></text:p>
      <text:p text:style-name="P19"><text:span text:style-name="T101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5">Импорт MEF</text:span></text:a></text:p>
      <text:p text:style-name="P19"><text:span text:style-name="T101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5">Контейнеры и поставщики экспорта MEF</text:span></text:a></text:p>
      <text:p text:style-name="P19"><text:span text:style-name="T101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5">Каталоги MEF</text:span></text:a></text:p>
      <text:p text:style-name="P18"><text:span text:style-name="T71">·</text:span><text:span text:style-name="T4">     </text:span><text:span text:style-name="T93">6. Managed And-In Framework</text:span></text:p>
      <text:p text:style-name="P19"><text:span text:style-name="T101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5">Архитектура MAF</text:span></text:a></text:p>
      <text:p text:style-name="P19"><text:span text:style-name="T101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5">Пример дополнения MAF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8">·</text:span><text:span text:style-name="T1">     </text:span><text:span text:style-name="T91">1. Сетевые понятия и протоколы</text:span></text:p>
      <text:p text:style-name="P19"><text:span text:style-name="T96">o</text:span><text:span text:style-name="T8">    </text:span><text:a xlink:type="simple" xlink:href="http://professorweb.ru/my/csharp/web/level1/1_1.php" text:style-name="Internet_20_link" text:visited-style-name="Visited_20_Internet_20_Link"><text:span text:style-name="T83">Физическая сеть</text:span></text:a></text:p>
      <text:p text:style-name="P19"><text:span text:style-name="T96">o</text:span><text:span text:style-name="T8">    </text:span><text:a xlink:type="simple" xlink:href="http://professorweb.ru/my/csharp/web/level1/1_2.php" text:style-name="Internet_20_link" text:visited-style-name="Visited_20_Internet_20_Link"><text:span text:style-name="T83">Модель OSI</text:span></text:a></text:p>
      <text:p text:style-name="P19"><text:span text:style-name="T96">o</text:span><text:span text:style-name="T8">    </text:span><text:a xlink:type="simple" xlink:href="http://professorweb.ru/my/csharp/web/level1/1_3.php" text:style-name="Internet_20_link" text:visited-style-name="Visited_20_Internet_20_Link"><text:span text:style-name="T83">IP — Internet Protocol</text:span></text:a></text:p>
      <text:p text:style-name="P19"><text:span text:style-name="T96">o</text:span><text:span text:style-name="T8">    </text:span><text:a xlink:type="simple" xlink:href="http://professorweb.ru/my/csharp/web/level1/1_4.php" text:style-name="Internet_20_link" text:visited-style-name="Visited_20_Internet_20_Link"><text:span text:style-name="T83">Протоколы TCP и UDP</text:span></text:a></text:p>
      <text:p text:style-name="P19"><text:span text:style-name="T96">o</text:span><text:span text:style-name="T8">    </text:span><text:a xlink:type="simple" xlink:href="http://professorweb.ru/my/csharp/web/level1/1_5.php" text:style-name="Internet_20_link" text:visited-style-name="Visited_20_Internet_20_Link"><text:span text:style-name="T83">Протоколы ICMP и IGMP</text:span></text:a></text:p>
      <text:p text:style-name="P19"><text:span text:style-name="T96">o</text:span><text:span text:style-name="T8">    </text:span><text:a xlink:type="simple" xlink:href="http://professorweb.ru/my/csharp/web/level1/1_6.php" text:style-name="Internet_20_link" text:visited-style-name="Visited_20_Internet_20_Link"><text:span text:style-name="T83">Протоколы Интернета и электронной почты</text:span></text:a></text:p>
      <text:p text:style-name="P16"><text:span text:style-name="T68">·</text:span><text:span text:style-name="T1">     </text:span><text:span text:style-name="T91">2. Работа с сетью</text:span></text:p>
      <text:p text:style-name="P19"><text:span text:style-name="T96">o</text:span><text:span text:style-name="T8">    </text:span><text:a xlink:type="simple" xlink:href="http://professorweb.ru/my/csharp/web/level2/2_1.php" text:style-name="Internet_20_link" text:visited-style-name="Visited_20_Internet_20_Link"><text:span text:style-name="T83">Пространство имен System.Net</text:span></text:a></text:p>
      <text:p text:style-name="P19"><text:span text:style-name="T96">o</text:span><text:span text:style-name="T8">    </text:span><text:a xlink:type="simple" xlink:href="http://professorweb.ru/my/csharp/web/level2/2_2.php" text:style-name="Internet_20_link" text:visited-style-name="Visited_20_Internet_20_Link"><text:span text:style-name="T83">Работа с URI</text:span></text:a></text:p>
      <text:p text:style-name="P19"><text:span text:style-name="T96">o</text:span><text:span text:style-name="T8">    </text:span><text:a xlink:type="simple" xlink:href="http://professorweb.ru/my/csharp/web/level2/2_3.php" text:style-name="Internet_20_link" text:visited-style-name="Visited_20_Internet_20_Link"><text:span text:style-name="T83">Класс WebClient</text:span></text:a></text:p>
      <text:p text:style-name="P19"><text:span text:style-name="T96">o</text:span><text:span text:style-name="T8">    </text:span><text:a xlink:type="simple" xlink:href="http://professorweb.ru/my/csharp/web/level2/2_4.php" text:style-name="Internet_20_link" text:visited-style-name="Visited_20_Internet_20_Link"><text:span text:style-name="T83">Классы WebRequest и WebResponse</text:span></text:a></text:p>
      <text:p text:style-name="P19"><text:span text:style-name="T96">o</text:span><text:span text:style-name="T8">    </text:span><text:a xlink:type="simple" xlink:href="http://professorweb.ru/my/csharp/web/level2/2_5.php" text:style-name="Internet_20_link" text:visited-style-name="Visited_20_Internet_20_Link"><text:span text:style-name="T83">Классы .NET для IP-адресов</text:span></text:a></text:p>
      <text:p text:style-name="P19"><text:span text:style-name="T96">o</text:span><text:span text:style-name="T8">    </text:span><text:a xlink:type="simple" xlink:href="http://professorweb.ru/my/csharp/web/level2/2_6.php" text:style-name="Internet_20_link" text:visited-style-name="Visited_20_Internet_20_Link"><text:span text:style-name="T83">Web-прокси</text:span></text:a></text:p>
      <text:p text:style-name="P19"><text:span text:style-name="T96">o</text:span><text:span text:style-name="T8">    </text:span><text:a xlink:type="simple" xlink:href="http://professorweb.ru/my/csharp/web/level2/2_7.php" text:style-name="Internet_20_link" text:visited-style-name="Visited_20_Internet_20_Link"><text:span text:style-name="T83">Аутентификация и разрешения</text:span></text:a></text:p>
      <text:p text:style-name="P16"><text:span text:style-name="T68">·</text:span><text:span text:style-name="T1">     </text:span><text:span text:style-name="T91">3. Работа с сокетами</text:span></text:p>
      <text:p text:style-name="P19"><text:span text:style-name="T96">o</text:span><text:span text:style-name="T8">    </text:span><text:a xlink:type="simple" xlink:href="http://professorweb.ru/my/csharp/web/level3/3_1.php" text:style-name="Internet_20_link" text:visited-style-name="Visited_20_Internet_20_Link"><text:span text:style-name="T83">Сокеты</text:span></text:a></text:p>
      <text:p text:style-name="P19"><text:soft-page-break/><text:span text:style-name="T96">o</text:span><text:span text:style-name="T8">    </text:span><text:a xlink:type="simple" xlink:href="http://professorweb.ru/my/csharp/web/level3/3_2.php" text:style-name="Internet_20_link" text:visited-style-name="Visited_20_Internet_20_Link"><text:span text:style-name="T83">Клиент-серверное приложение на потоковом сокете TCP</text:span></text:a></text:p>
      <text:p text:style-name="P19"><text:span text:style-name="T96">o</text:span><text:span text:style-name="T8">    </text:span><text:a xlink:type="simple" xlink:href="http://professorweb.ru/my/csharp/web/level3/3_3.php" text:style-name="Internet_20_link" text:visited-style-name="Visited_20_Internet_20_Link"><text:span text:style-name="T83">Программа сканирования портов</text:span></text:a></text:p>
      <text:p text:style-name="P19"><text:span text:style-name="T96">o</text:span><text:span text:style-name="T8">    </text:span><text:a xlink:type="simple" xlink:href="http://professorweb.ru/my/csharp/web/level3/3_4.php" text:style-name="Internet_20_link" text:visited-style-name="Visited_20_Internet_20_Link"><text:span text:style-name="T83">Разрешения сокетов</text:span></text:a></text:p>
      <text:p text:style-name="P16"><text:span text:style-name="T68">·</text:span><text:span text:style-name="T1">     </text:span><text:span text:style-name="T91">4. TCP, FTP и UDP</text:span></text:p>
      <text:p text:style-name="P19"><text:span text:style-name="T96">o</text:span><text:span text:style-name="T8">    </text:span><text:a xlink:type="simple" xlink:href="http://professorweb.ru/my/csharp/web/level4/4_1.php" text:style-name="Internet_20_link" text:visited-style-name="Visited_20_Internet_20_Link"><text:span text:style-name="T83">Протокол TCP</text:span></text:a></text:p>
      <text:p text:style-name="P19"><text:span text:style-name="T96">o</text:span><text:span text:style-name="T8">    </text:span><text:a xlink:type="simple" xlink:href="http://professorweb.ru/my/csharp/web/level4/4_2.php" text:style-name="Internet_20_link" text:visited-style-name="Visited_20_Internet_20_Link"><text:span text:style-name="T83">Класс TcpClient</text:span></text:a></text:p>
      <text:p text:style-name="P19"><text:span text:style-name="T96">o</text:span><text:span text:style-name="T8">    </text:span><text:a xlink:type="simple" xlink:href="http://professorweb.ru/my/csharp/web/level4/4_3.php" text:style-name="Internet_20_link" text:visited-style-name="Visited_20_Internet_20_Link"><text:span text:style-name="T83">FTP Client</text:span></text:a></text:p>
      <text:p text:style-name="P19"><text:span text:style-name="T96">o</text:span><text:span text:style-name="T8">    </text:span><text:a xlink:type="simple" xlink:href="http://professorweb.ru/my/csharp/web/level4/4_4.php" text:style-name="Internet_20_link" text:visited-style-name="Visited_20_Internet_20_Link"><text:span text:style-name="T83">Класс TcpListener</text:span></text:a></text:p>
      <text:p text:style-name="P19"><text:span text:style-name="T96">o</text:span><text:span text:style-name="T8">    </text:span><text:a xlink:type="simple" xlink:href="http://professorweb.ru/my/csharp/web/level4/4_5.php" text:style-name="Internet_20_link" text:visited-style-name="Visited_20_Internet_20_Link"><text:span text:style-name="T83">Протокол UDP</text:span></text:a></text:p>
      <text:p text:style-name="P19"><text:span text:style-name="T96">o</text:span><text:span text:style-name="T8">    </text:span><text:a xlink:type="simple" xlink:href="http://professorweb.ru/my/csharp/web/level4/4_6.php" text:style-name="Internet_20_link" text:visited-style-name="Visited_20_Internet_20_Link"><text:span text:style-name="T83">Класс UdpClient</text:span></text:a></text:p>
      <text:p text:style-name="P19"><text:span text:style-name="T96">o</text:span><text:span text:style-name="T8">    </text:span><text:a xlink:type="simple" xlink:href="http://professorweb.ru/my/csharp/web/level4/4_7.php" text:style-name="Internet_20_link" text:visited-style-name="Visited_20_Internet_20_Link"><text:span text:style-name="T83">Пример приложения UDP</text:span></text:a></text:p>
      <text:p text:style-name="P19"><text:span text:style-name="T96">o</text:span><text:span text:style-name="T8">    </text:span><text:a xlink:type="simple" xlink:href="http://professorweb.ru/my/csharp/web/level4/4_8.php" text:style-name="Internet_20_link" text:visited-style-name="Visited_20_Internet_20_Link"><text:span text:style-name="T83">Передача файлов по UDP</text:span></text:a></text:p>
      <text:p text:style-name="P19"><text:span text:style-name="T96">o</text:span><text:span text:style-name="T8">    </text:span><text:a xlink:type="simple" xlink:href="http://professorweb.ru/my/csharp/web/level4/4_9.php" text:style-name="Internet_20_link" text:visited-style-name="Visited_20_Internet_20_Link"><text:span text:style-name="T83">Высокоуровневые протоколы, основанные на UDP</text:span></text:a></text:p>
      <text:p text:style-name="P16"><text:span text:style-name="T68">·</text:span><text:span text:style-name="T1">     </text:span><text:span text:style-name="T91">5. HTTP</text:span></text:p>
      <text:p text:style-name="P19"><text:span text:style-name="T96">o</text:span><text:span text:style-name="T8">    </text:span><text:a xlink:type="simple" xlink:href="http://professorweb.ru/my/csharp/web/level7/7_1.php" text:style-name="Internet_20_link" text:visited-style-name="Visited_20_Internet_20_Link"><text:span text:style-name="T83">Протокол HTTP</text:span></text:a></text:p>
      <text:p text:style-name="P19"><text:span text:style-name="T96">o</text:span><text:span text:style-name="T8">    </text:span><text:a xlink:type="simple" xlink:href="http://professorweb.ru/my/csharp/web/level7/7_2.php" text:style-name="Internet_20_link" text:visited-style-name="Visited_20_Internet_20_Link"><text:span text:style-name="T83">Классы HttpWebRequest и HttpWebResponse</text:span></text:a></text:p>
      <text:p text:style-name="P19"><text:span text:style-name="T96">o</text:span><text:span text:style-name="T8">    </text:span><text:a xlink:type="simple" xlink:href="http://professorweb.ru/my/csharp/web/level7/7_3.php" text:style-name="Internet_20_link" text:visited-style-name="Visited_20_Internet_20_Link"><text:span text:style-name="T83">Управление соединением HTTP</text:span></text:a></text:p>
      <text:p text:style-name="P19"><text:span text:style-name="T96">o</text:span><text:span text:style-name="T8">    </text:span><text:a xlink:type="simple" xlink:href="http://professorweb.ru/my/csharp/web/level7/7_4.php" text:style-name="Internet_20_link" text:visited-style-name="Visited_20_Internet_20_Link"><text:span text:style-name="T83">Чтение и запись cookie</text:span></text:a></text:p>
      <text:p text:style-name="P16"><text:span text:style-name="T68">·</text:span><text:span text:style-name="T1">     </text:span><text:span text:style-name="T91">6. Сеть P2P</text:span></text:p>
      <text:p text:style-name="P19"><text:span text:style-name="T101">o</text:span><text:span text:style-name="T13">    </text:span><text:a xlink:type="simple" xlink:href="http://professorweb.ru/my/csharp/web/level8/8_1.php" text:style-name="Internet_20_link" text:visited-style-name="Visited_20_Internet_20_Link"><text:span text:style-name="T85">Сеть P2P</text:span></text:a></text:p>
      <text:p text:style-name="P19"><text:span text:style-name="T102">o</text:span><text:span text:style-name="T14">    </text:span><text:a xlink:type="simple" xlink:href="http://professorweb.ru/my/csharp/web/level8/8_2.php" text:style-name="Internet_20_link" text:visited-style-name="Visited_20_Internet_20_Link"><text:span text:style-name="T85">Платформа</text:span></text:a><text:a xlink:type="simple" xlink:href="http://professorweb.ru/my/csharp/web/level8/8_2.php" text:style-name="Internet_20_link" text:visited-style-name="Visited_20_Internet_20_Link"><text:span text:style-name="T112"> </text:span></text:a><text:a xlink:type="simple" xlink:href="http://professorweb.ru/my/csharp/web/level8/8_2.php" text:style-name="Internet_20_link" text:visited-style-name="Visited_20_Internet_20_Link"><text:span text:style-name="T86">Microsoft Peer-to-Peer Networking</text:span></text:a></text:p>
      <text:p text:style-name="P19"><text:span text:style-name="T101">o</text:span><text:span text:style-name="T13">    </text:span><text:a xlink:type="simple" xlink:href="http://professorweb.ru/my/csharp/web/level8/8_3.php" text:style-name="Internet_20_link" text:visited-style-name="Visited_20_Internet_20_Link"><text:span text:style-name="T85">Создание приложений P2P</text:span></text:a></text:p>
      <text:p text:style-name="P19"><text:span text:style-name="T101">o</text:span><text:span text:style-name="T13">    </text:span><text:a xlink:type="simple" xlink:href="http://professorweb.ru/my/csharp/web/level8/8_4.php" text:style-name="Internet_20_link" text:visited-style-name="Visited_20_Internet_20_Link"><text:span text:style-name="T85">Пространство имен System.Net.PeerToPeer.Collaboration</text:span></text:a></text:p>
      <text:p text:style-name="P16"><text:span text:style-name="T68">·</text:span><text:span text:style-name="T1">     </text:span><text:span text:style-name="T91">7. Технология Message Queuing</text:span></text:p>
      <text:p text:style-name="P19"><text:span text:style-name="T101">o</text:span><text:span text:style-name="T13">    </text:span><text:a xlink:type="simple" xlink:href="http://professorweb.ru/my/csharp/web/level9/9_1.php" text:style-name="Internet_20_link" text:visited-style-name="Visited_20_Internet_20_Link"><text:span text:style-name="T85">Обзор Message Queuing</text:span></text:a></text:p>
      <text:p text:style-name="P19"><text:span text:style-name="T101">o</text:span><text:span text:style-name="T13">    </text:span><text:a xlink:type="simple" xlink:href="http://professorweb.ru/my/csharp/web/level9/9_2.php" text:style-name="Internet_20_link" text:visited-style-name="Visited_20_Internet_20_Link"><text:span text:style-name="T85">Архитектура Message Queuing</text:span></text:a></text:p>
      <text:p text:style-name="P19"><text:span text:style-name="T101">o</text:span><text:span text:style-name="T13">    </text:span><text:a xlink:type="simple" xlink:href="http://professorweb.ru/my/csharp/web/level9/9_3.php" text:style-name="Internet_20_link" text:visited-style-name="Visited_20_Internet_20_Link"><text:span text:style-name="T85">Программирование с использованием Message Queuing</text:span></text:a></text:p>
      <text:p text:style-name="P19"><text:span text:style-name="T101">o</text:span><text:span text:style-name="T13">    </text:span><text:a xlink:type="simple" xlink:href="http://professorweb.ru/my/csharp/web/level9/9_4.php" text:style-name="Internet_20_link" text:visited-style-name="Visited_20_Internet_20_Link"><text:span text:style-name="T85">Пример приложения Message Queuing</text:span></text:a></text:p>
      <text:p text:style-name="P19"><text:span text:style-name="T101">o</text:span><text:span text:style-name="T13">    </text:span><text:a xlink:type="simple" xlink:href="http://professorweb.ru/my/csharp/web/level9/9_5.php" text:style-name="Internet_20_link" text:visited-style-name="Visited_20_Internet_20_Link"><text:span text:style-name="T85">Транзакционные очереди</text:span></text:a></text:p>
      <text:p text:style-name="P16"><text:span text:style-name="T68">·</text:span><text:span text:style-name="T1">     </text:span><text:span text:style-name="T91">8. Синдикация RSS и Atom</text:span></text:p>
      <text:p text:style-name="P19"><text:span text:style-name="T101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5">Работа с RSS и Atom</text:span></text:a></text:p>
      <text:p text:style-name="P19"><text:span text:style-name="T101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5">Чтение каналов RSS и Atom</text:span></text:a></text:p>
      <text:p text:style-name="P19"><text:span text:style-name="T101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5">Предоставление каналов RSS и Atom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2">·</text:span><text:span text:style-name="T5">     </text:span><text:span text:style-name="T94">1. Базовые элементы управления</text:span></text:p>
      <text:p text:style-name="P19"><text:span text:style-name="T96">o</text:span><text:span text:style-name="T8">    </text:span><text:a xlink:type="simple" xlink:href="http://professorweb.ru/my/WPF/UI_WPF/level6/6_1.php" text:style-name="Internet_20_link" text:visited-style-name="Visited_20_Internet_20_Link"><text:span text:style-name="T83">Обзор элементов управления</text:span></text:a></text:p>
      <text:p text:style-name="P19"><text:span text:style-name="T96">o</text:span><text:span text:style-name="T8">    </text:span><text:a xlink:type="simple" xlink:href="http://professorweb.ru/my/WPF/UI_WPF/level6/6_2.php" text:style-name="Internet_20_link" text:visited-style-name="Visited_20_Internet_20_Link"><text:span text:style-name="T83">Кисти фона и переднего плана</text:span></text:a></text:p>
      <text:p text:style-name="P19"><text:span text:style-name="T96">o</text:span><text:span text:style-name="T8">    </text:span><text:a xlink:type="simple" xlink:href="http://professorweb.ru/my/WPF/UI_WPF/level6/6_3.php" text:style-name="Internet_20_link" text:visited-style-name="Visited_20_Internet_20_Link"><text:span text:style-name="T83">Использование шрифтов</text:span></text:a></text:p>
      <text:p text:style-name="P19"><text:span text:style-name="T96">o</text:span><text:span text:style-name="T8">    </text:span><text:a xlink:type="simple" xlink:href="http://professorweb.ru/my/WPF/UI_WPF/level6/6_4.php" text:style-name="Internet_20_link" text:visited-style-name="Visited_20_Internet_20_Link"><text:span text:style-name="T83">Подстановка и встраивание шрифтов</text:span></text:a></text:p>
      <text:p text:style-name="P19"><text:span text:style-name="T96">o</text:span><text:span text:style-name="T8">    </text:span><text:a xlink:type="simple" xlink:href="http://professorweb.ru/my/WPF/UI_WPF/level6/6_5.php" text:style-name="Internet_20_link" text:visited-style-name="Visited_20_Internet_20_Link"><text:span text:style-name="T83">Курсоры мыши</text:span></text:a></text:p>
      <text:p text:style-name="P19"><text:span text:style-name="T96">o</text:span><text:span text:style-name="T8">    </text:span><text:a xlink:type="simple" xlink:href="http://professorweb.ru/my/WPF/UI_WPF/level6/6_6.php" text:style-name="Internet_20_link" text:visited-style-name="Visited_20_Internet_20_Link"><text:span text:style-name="T83">Элементы управления содержимым</text:span></text:a></text:p>
      <text:p text:style-name="P19"><text:span text:style-name="T96">o</text:span><text:span text:style-name="T8">    </text:span><text:a xlink:type="simple" xlink:href="http://professorweb.ru/my/WPF/UI_WPF/level6/6_7.php" text:style-name="Internet_20_link" text:visited-style-name="Visited_20_Internet_20_Link"><text:span text:style-name="T83">Выравнивание</text:span></text:a></text:p>
      <text:p text:style-name="P19"><text:span text:style-name="T96">o</text:span><text:span text:style-name="T8">    </text:span><text:a xlink:type="simple" xlink:href="http://professorweb.ru/my/WPF/UI_WPF/level6/6_8.php" text:style-name="Internet_20_link" text:visited-style-name="Visited_20_Internet_20_Link"><text:span text:style-name="T83">Метки</text:span></text:a></text:p>
      <text:p text:style-name="P19"><text:span text:style-name="T96">o</text:span><text:span text:style-name="T8">    </text:span><text:a xlink:type="simple" xlink:href="http://professorweb.ru/my/WPF/UI_WPF/level6/6_9.php" text:style-name="Internet_20_link" text:visited-style-name="Visited_20_Internet_20_Link"><text:span text:style-name="T83">Кнопки</text:span></text:a></text:p>
      <text:p text:style-name="P19"><text:span text:style-name="T96">o</text:span><text:span text:style-name="T8">    </text:span><text:a xlink:type="simple" xlink:href="http://professorweb.ru/my/WPF/UI_WPF/level6/6_10.php" text:style-name="Internet_20_link" text:visited-style-name="Visited_20_Internet_20_Link"><text:span text:style-name="T83">Всплывающие подсказки</text:span></text:a></text:p>
      <text:p text:style-name="P19"><text:span text:style-name="T96">o</text:span><text:span text:style-name="T8">    </text:span><text:a xlink:type="simple" xlink:href="http://professorweb.ru/my/WPF/UI_WPF/level6/6_11.php" text:style-name="Internet_20_link" text:visited-style-name="Visited_20_Internet_20_Link"><text:span text:style-name="T83">ToolTipService и Popup</text:span></text:a></text:p>
      <text:p text:style-name="P19"><text:span text:style-name="T96">o</text:span><text:span text:style-name="T8">    </text:span><text:a xlink:type="simple" xlink:href="http://professorweb.ru/my/WPF/UI_WPF/level6/6_12.php" text:style-name="Internet_20_link" text:visited-style-name="Visited_20_Internet_20_Link"><text:span text:style-name="T83">Класс ScrollViewer</text:span></text:a></text:p>
      <text:p text:style-name="P19"><text:span text:style-name="T96">o</text:span><text:span text:style-name="T8">    </text:span><text:a xlink:type="simple" xlink:href="http://professorweb.ru/my/WPF/UI_WPF/level6/6_13.php" text:style-name="Internet_20_link" text:visited-style-name="Visited_20_Internet_20_Link"><text:span text:style-name="T83">GroupBox и TabItem</text:span></text:a></text:p>
      <text:p text:style-name="P19"><text:span text:style-name="T96">o</text:span><text:span text:style-name="T8">    </text:span><text:a xlink:type="simple" xlink:href="http://professorweb.ru/my/WPF/UI_WPF/level6/6_14.php" text:style-name="Internet_20_link" text:visited-style-name="Visited_20_Internet_20_Link"><text:span text:style-name="T83">Expander</text:span></text:a></text:p>
      <text:p text:style-name="P19"><text:span text:style-name="T96">o</text:span><text:span text:style-name="T8">    </text:span><text:a xlink:type="simple" xlink:href="http://professorweb.ru/my/WPF/UI_WPF/level6/6_15.php" text:style-name="Internet_20_link" text:visited-style-name="Visited_20_Internet_20_Link"><text:span text:style-name="T83">TextBox</text:span></text:a></text:p>
      <text:p text:style-name="P19"><text:span text:style-name="T96">o</text:span><text:span text:style-name="T8">    </text:span><text:a xlink:type="simple" xlink:href="http://professorweb.ru/my/WPF/UI_WPF/level6/6_16.php" text:style-name="Internet_20_link" text:visited-style-name="Visited_20_Internet_20_Link"><text:span text:style-name="T83">Проверка правописания и класс PasswordBox</text:span></text:a></text:p>
      <text:p text:style-name="P19"><text:span text:style-name="T96">o</text:span><text:span text:style-name="T8">    </text:span><text:a xlink:type="simple" xlink:href="http://professorweb.ru/my/WPF/UI_WPF/level6/6_17.php" text:style-name="Internet_20_link" text:visited-style-name="Visited_20_Internet_20_Link"><text:span text:style-name="T83">ListBox и ComboBox</text:span></text:a></text:p>
      <text:p text:style-name="P19"><text:span text:style-name="T96">o</text:span><text:span text:style-name="T8">    </text:span><text:a xlink:type="simple" xlink:href="http://professorweb.ru/my/WPF/UI_WPF/level6/6_18.php" text:style-name="Internet_20_link" text:visited-style-name="Visited_20_Internet_20_Link"><text:span text:style-name="T83">Slider и ProgressBar</text:span></text:a></text:p>
      <text:p text:style-name="P19"><text:span text:style-name="T96">o</text:span><text:span text:style-name="T8">    </text:span><text:a xlink:type="simple" xlink:href="http://professorweb.ru/my/WPF/UI_WPF/level6/6_19.php" text:style-name="Internet_20_link" text:visited-style-name="Visited_20_Internet_20_Link"><text:span text:style-name="T83">Calendar и DatePicker</text:span></text:a></text:p>
      <text:p text:style-name="P18"><text:span text:style-name="T72">·</text:span><text:span text:style-name="T5">     </text:span><text:span text:style-name="T94">2. Класс Application</text:span></text:p>
      <text:p text:style-name="P19"><text:span text:style-name="T96">o</text:span><text:span text:style-name="T8">    </text:span><text:a xlink:type="simple" xlink:href="http://professorweb.ru/my/WPF/UI_WPF/level7/7_1.php" text:style-name="Internet_20_link" text:visited-style-name="Visited_20_Internet_20_Link"><text:span text:style-name="T83">Создание и останов приложения</text:span></text:a></text:p>
      <text:p text:style-name="P19"><text:span text:style-name="T96">o</text:span><text:span text:style-name="T8">    </text:span><text:a xlink:type="simple" xlink:href="http://professorweb.ru/my/WPF/UI_WPF/level7/7_2.php" text:style-name="Internet_20_link" text:visited-style-name="Visited_20_Internet_20_Link"><text:span text:style-name="T83">События класса Application</text:span></text:a></text:p>
      <text:p text:style-name="P19"><text:span text:style-name="T96">o</text:span><text:span text:style-name="T8">    </text:span><text:a xlink:type="simple" xlink:href="http://professorweb.ru/my/WPF/UI_WPF/level7/7_3.php" text:style-name="Internet_20_link" text:visited-style-name="Visited_20_Internet_20_Link"><text:span text:style-name="T83">Экран заставки</text:span></text:a></text:p>
      <text:p text:style-name="P19"><text:span text:style-name="T96">o</text:span><text:span text:style-name="T8">    </text:span><text:a xlink:type="simple" xlink:href="http://professorweb.ru/my/WPF/UI_WPF/level7/7_4.php" text:style-name="Internet_20_link" text:visited-style-name="Visited_20_Internet_20_Link"><text:span text:style-name="T83">Взаимодействие между окнами</text:span></text:a></text:p>
      <text:p text:style-name="P19"><text:span text:style-name="T96">o</text:span><text:span text:style-name="T8">    </text:span><text:a xlink:type="simple" xlink:href="http://professorweb.ru/my/WPF/UI_WPF/level7/7_5.php" text:style-name="Internet_20_link" text:visited-style-name="Visited_20_Internet_20_Link"><text:span text:style-name="T83">Приложение одного экземпляра</text:span></text:a></text:p>
      <text:p text:style-name="P19"><text:span text:style-name="T96">o</text:span><text:span text:style-name="T8">    </text:span><text:a xlink:type="simple" xlink:href="http://professorweb.ru/my/WPF/UI_WPF/level7/7_6.php" text:style-name="Internet_20_link" text:visited-style-name="Visited_20_Internet_20_Link"><text:span text:style-name="T83">Регистрация типа файла</text:span></text:a></text:p>
      <text:p text:style-name="P19"><text:span text:style-name="T96">o</text:span><text:span text:style-name="T8">    </text:span><text:a xlink:type="simple" xlink:href="http://professorweb.ru/my/WPF/UI_WPF/level7/7_7.php" text:style-name="Internet_20_link" text:visited-style-name="Visited_20_Internet_20_Link"><text:span text:style-name="T83">Ресурсы сборки</text:span></text:a></text:p>
      <text:p text:style-name="P19"><text:span text:style-name="T96">o</text:span><text:span text:style-name="T8">    </text:span><text:a xlink:type="simple" xlink:href="http://professorweb.ru/my/WPF/UI_WPF/level7/7_8.php" text:style-name="Internet_20_link" text:visited-style-name="Visited_20_Internet_20_Link"><text:span text:style-name="T83">Извлечение ресурсов</text:span></text:a></text:p>
      <text:p text:style-name="P19"><text:span text:style-name="T96">o</text:span><text:span text:style-name="T8">    </text:span><text:a xlink:type="simple" xlink:href="http://professorweb.ru/my/WPF/UI_WPF/level7/7_9.php" text:style-name="Internet_20_link" text:visited-style-name="Visited_20_Internet_20_Link"><text:span text:style-name="T83">Использование ресурсов</text:span></text:a></text:p>
      <text:p text:style-name="P19"><text:span text:style-name="T96">o</text:span><text:span text:style-name="T8">    </text:span><text:a xlink:type="simple" xlink:href="http://professorweb.ru/my/WPF/UI_WPF/level7/7_10.php" text:style-name="Internet_20_link" text:visited-style-name="Visited_20_Internet_20_Link"><text:span text:style-name="T83">Локализация приложения</text:span></text:a></text:p>
      <text:p text:style-name="P19"><text:span text:style-name="T96">o</text:span><text:span text:style-name="T8">    </text:span><text:a xlink:type="simple" xlink:href="http://professorweb.ru/my/WPF/UI_WPF/level7/7_11.php" text:style-name="Internet_20_link" text:visited-style-name="Visited_20_Internet_20_Link"><text:span text:style-name="T83">Процесс перевода</text:span></text:a></text:p>
      <text:p text:style-name="P18"><text:span text:style-name="T72">·</text:span><text:span text:style-name="T5">     </text:span><text:span text:style-name="T94">3. Элементы ListView, TreeView и DataGrid</text:span></text:p>
      <text:p text:style-name="P19"><text:span text:style-name="T96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3">ListView</text:span></text:a></text:p>
      <text:p text:style-name="P19"><text:span text:style-name="T96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3">Шаблоны ячеек ListView</text:span></text:a></text:p>
      <text:p text:style-name="P19"><text:span text:style-name="T96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3">Создание специального представления</text:span></text:a></text:p>
      <text:p text:style-name="P19"><text:span text:style-name="T96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3">Стили представления</text:span></text:a></text:p>
      <text:p text:style-name="P19"><text:span text:style-name="T96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3">TreeView</text:span></text:a></text:p>
      <text:p text:style-name="P19"><text:span text:style-name="T96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3">Создание узлов TreeView</text:span></text:a></text:p>
      <text:p text:style-name="P19"><text:span text:style-name="T96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3">DataGrid</text:span></text:a></text:p>
      <text:p text:style-name="P19"><text:span text:style-name="T96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3">Столбцы DataGrid</text:span></text:a></text:p>
      <text:p text:style-name="P19"><text:span text:style-name="T96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3">Форматирование и стилизация столбцов DataGrid</text:span></text:a></text:p>
      <text:p text:style-name="P19"><text:span text:style-name="T96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3">Форматирование строк DataGrid</text:span></text:a></text:p>
      <text:p text:style-name="P19"><text:span text:style-name="T96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3">Настройка DataGrid</text:span></text:a></text:p>
      <text:p text:style-name="P18"><text:span text:style-name="T72">·</text:span><text:span text:style-name="T5">     </text:span><text:span text:style-name="T94">4. Окна</text:span></text:p>
      <text:p text:style-name="P19"><text:soft-page-break/><text:span text:style-name="T96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3">Класс Window</text:span></text:a></text:p>
      <text:p text:style-name="P19"><text:span text:style-name="T96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3">Отображение окна</text:span></text:a></text:p>
      <text:p text:style-name="P19"><text:span text:style-name="T96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3">Взаимодействие окон</text:span></text:a></text:p>
      <text:p text:style-name="P19"><text:span text:style-name="T96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3">Диалоговые окна</text:span></text:a></text:p>
      <text:p text:style-name="P19"><text:span text:style-name="T96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3">Окна нестандартной формы</text:span></text:a></text:p>
      <text:p text:style-name="P19"><text:span text:style-name="T96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3">Настройка нестандартных окон</text:span></text:a></text:p>
      <text:p text:style-name="P19"><text:span text:style-name="T96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3">Шаблон окна</text:span></text:a></text:p>
      <text:p text:style-name="P19"><text:span text:style-name="T96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3">Эффект AeroGlass</text:span></text:a></text:p>
      <text:p text:style-name="P19"><text:span text:style-name="T96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3">Панель задач Windows 7</text:span></text:a></text:p>
      <text:p text:style-name="P19"><text:span text:style-name="T96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3">Списки используемых элементов в панели задач</text:span></text:a></text:p>
      <text:p text:style-name="P19"><text:span text:style-name="T96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3">Изменение значков и окон предварительного просмотра, отображаемых в панели задач</text:span></text:a></text:p>
      <text:p text:style-name="P18"><text:span text:style-name="T70">·</text:span><text:span text:style-name="T3">     </text:span><text:span text:style-name="T92">5. Страницы и навигация</text:span></text:p>
      <text:p text:style-name="P19"><text:span text:style-name="T98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4">Страничная навигация</text:span></text:a></text:p>
      <text:p text:style-name="P19"><text:span text:style-name="T98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4">Страничные интерфейсы</text:span></text:a></text:p>
      <text:p text:style-name="P19"><text:span text:style-name="T98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4">Гиперссылки</text:span></text:a></text:p>
      <text:p text:style-name="P19"><text:span text:style-name="T98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4">Размещение страниц</text:span></text:a></text:p>
      <text:p text:style-name="P19"><text:span text:style-name="T98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4">Хронология страниц</text:span></text:a></text:p>
      <text:p text:style-name="P19"><text:span text:style-name="T98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4">Служба навигации</text:span></text:a></text:p>
      <text:p text:style-name="P19"><text:span text:style-name="T98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4">Управление журналом навигации</text:span></text:a></text:p>
      <text:p text:style-name="P19"><text:span text:style-name="T98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4">Добавление в журнал специальных элементов</text:span></text:a></text:p>
      <text:p text:style-name="P19"><text:span text:style-name="T98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4">Страничные функции</text:span></text:a></text:p>
      <text:p text:style-name="P19"><text:span text:style-name="T98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4">Приложения XBAP</text:span></text:a></text:p>
      <text:p text:style-name="P19"><text:span text:style-name="T98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4">Элемент управления WebBrowser</text:span></text:a></text:p>
      <text:p text:style-name="P19"><text:span text:style-name="T98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4">Написание сценариев для веб-страницы с помощью .NET</text:span></text:a></text:p>
      <text:p text:style-name="P18"><text:span text:style-name="T72">·</text:span><text:span text:style-name="T5">     </text:span><text:span text:style-name="T94">6. Меню, панели инструментов и ленты (Ribbon)</text:span></text:p>
      <text:p text:style-name="P19"><text:span text:style-name="T96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3">Меню</text:span></text:a></text:p>
      <text:p text:style-name="P19"><text:span text:style-name="T96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3">Элементы меню</text:span></text:a></text:p>
      <text:p text:style-name="P19"><text:span text:style-name="T96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3">Элемент управления ToolBar</text:span></text:a></text:p>
      <text:p text:style-name="P19"><text:span text:style-name="T96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3">Элементы управления ToolBarTray и StatusBar</text:span></text:a></text:p>
      <text:p text:style-name="P19"><text:span text:style-name="T96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3">Ленты</text:span></text:a></text:p>
      <text:p text:style-name="P19"><text:span text:style-name="T96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3">Настройка Ribbon</text:span></text:a></text:p>
      <text:p text:style-name="P18"><text:span text:style-name="T72">·</text:span><text:span text:style-name="T5">     </text:span><text:span text:style-name="T94">7. Звук и видео</text:span></text:p>
      <text:p text:style-name="P19"><text:span text:style-name="T96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3">Воспроизведение WAV-аудио</text:span></text:a></text:p>
      <text:p text:style-name="P19"><text:span text:style-name="T96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3">Класс MediaPlayer</text:span></text:a></text:p>
      <text:p text:style-name="P19"><text:span text:style-name="T96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3">Элемент MediaElement</text:span></text:a></text:p>
      <text:p text:style-name="P19"><text:span text:style-name="T96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3">Воспроизведение аудио с помощью триггеров</text:span></text:a></text:p>
      <text:p text:style-name="P19"><text:span text:style-name="T96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3">Изменение громкости, баланса, скорости и позиции воспроизведения</text:span></text:a></text:p>
      <text:p text:style-name="P19"><text:span text:style-name="T96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3">Видео</text:span></text:a></text:p>
      <text:p text:style-name="P19"><text:span text:style-name="T98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4">Синтез речи</text:span></text:a></text:p>
      <text:p text:style-name="P19"><text:span text:style-name="T98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4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2">·</text:span><text:span text:style-name="T5">     </text:span><text:span text:style-name="T94">1. Привязка элементов</text:span></text:p>
      <text:p text:style-name="P19"><text:span text:style-name="T96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3">Связывание элементов</text:span></text:a></text:p>
      <text:p text:style-name="P19"><text:span text:style-name="T96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3">Режимы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3">Создание привязки в коде</text:span></text:a></text:p>
      <text:p text:style-name="P19"><text:span text:style-name="T96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3">Множественные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3">Обновление привязок</text:span></text:a></text:p>
      <text:p text:style-name="P19"><text:span text:style-name="T96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3">Привязка к объектам</text:span></text:a></text:p>
      <text:p text:style-name="P18"><text:span text:style-name="T72">·</text:span><text:span text:style-name="T5">     </text:span><text:span text:style-name="T94">2. Команды</text:span></text:p>
      <text:p text:style-name="P19"><text:span text:style-name="T96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3">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3">Модели команд</text:span></text:a></text:p>
      <text:p text:style-name="P19"><text:span text:style-name="T96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3">Библиоте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3">Выполн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3">Настрой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3">Отключ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3">Встроенные 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3">Специальные команды</text:span></text:a></text:p>
      <text:p text:style-name="P18"><text:span text:style-name="T72">·</text:span><text:span text:style-name="T5">     </text:span><text:span text:style-name="T94">3. Ресурсы</text:span></text:p>
      <text:p text:style-name="P19"><text:span text:style-name="T96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3">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3">Иерархия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3">Статические и динамически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3">Неразделяемы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3">Ресурсы приложения и системы</text:span></text:a></text:p>
      <text:p text:style-name="P19"><text:span text:style-name="T96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3">Словари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3">Разделение ресурсов между сборками</text:span></text:a></text:p>
      <text:p text:style-name="P18"><text:span text:style-name="T72">·</text:span><text:span text:style-name="T5">     </text:span><text:span text:style-name="T94">4. Стили</text:span></text:p>
      <text:p text:style-name="P19"><text:span text:style-name="T96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3">Стили</text:span></text:a></text:p>
      <text:p text:style-name="P19"><text:span text:style-name="T96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3">Создание объекта стиля</text:span></text:a></text:p>
      <text:p text:style-name="P19"><text:span text:style-name="T96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3">Установка свойств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3">Присоединение обработчиков событий</text:span></text:a></text:p>
      <text:p text:style-name="P19"><text:span text:style-name="T96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3">Множество уровней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3">Автоматическое применение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3">Триггеры</text:span></text:a></text:p>
      <text:p text:style-name="P19"><text:span text:style-name="T96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3">Триггер события</text:span></text:a></text:p>
      <text:p text:style-name="P19"><text:span text:style-name="T105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0">Поведения</text:span></text:a></text:p>
      <text:p text:style-name="P19"><text:span text:style-name="T105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0">Создание поведений</text:span></text:a></text:p>
      <text:p text:style-name="P19"><text:span text:style-name="T105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0">Использование поведений</text:span></text:a></text:p>
      <text:p text:style-name="P18"><text:span text:style-name="T72">·</text:span><text:span text:style-name="T5">     </text:span><text:span text:style-name="T94">5. Привязка данных</text:span></text:p>
      <text:p text:style-name="P19"><text:span text:style-name="T96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3">Привязка данных из базы</text:span></text:a></text:p>
      <text:p text:style-name="P19"><text:span text:style-name="T96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3">Привязка к коллекции объектов</text:span></text:a></text:p>
      <text:p text:style-name="P19"><text:span text:style-name="T96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3">Проверка достоверности</text:span></text:a></text:p>
      <text:p text:style-name="P19"><text:span text:style-name="T96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3">Поставщики данных</text:span></text:a></text:p>
      <text:p text:style-name="P19"><text:span text:style-name="T96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3">Привязка данных и LINQ</text:span></text:a></text:p>
      <text:p text:style-name="P18"><text:span text:style-name="T68">·</text:span><text:span text:style-name="T1">     </text:span><text:span text:style-name="T91">6. Форматирование привязанных данных</text:span></text:p>
      <text:p text:style-name="P19"><text:span text:style-name="T104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9">Преобразование данных</text:span></text:a></text:p>
      <text:p text:style-name="P19"><text:span text:style-name="T104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9">Списочные элементы управления</text:span></text:a></text:p>
      <text:p text:style-name="P19"><text:span text:style-name="T104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9">Стилизация списков</text:span></text:a></text:p>
      <text:p text:style-name="P19"><text:span text:style-name="T103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8">Шаблоны данных</text:span></text:a></text:p>
      <text:p text:style-name="P22"><text:soft-page-break/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<text:span text:style-name="T114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Графика и анимац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4">1. Фигуры, кисти и трансформации</text:span></text:p>
      <text:p text:style-name="P19"><text:span text:style-name="T96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3">Фигуры</text:span></text:a></text:p>
      <text:p text:style-name="P19"><text:span text:style-name="T96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3">Rectangle и Ellipse</text:span></text:a></text:p>
      <text:p text:style-name="P19"><text:span text:style-name="T96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3">Размеры и расположение фигур</text:span></text:a></text:p>
      <text:p text:style-name="P19"><text:span text:style-name="T96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3">Viewbox</text:span></text:a></text:p>
      <text:p text:style-name="P19"><text:span text:style-name="T96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3">Line</text:span></text:a></text:p>
      <text:p text:style-name="P19"><text:span text:style-name="T96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3">Polyline и Polygon</text:span></text:a></text:p>
      <text:p text:style-name="P19"><text:span text:style-name="T96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3">Настройка линий</text:span></text:a></text:p>
      <text:p text:style-name="P19"><text:span text:style-name="T96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3">Привязка к пикселям</text:span></text:a></text:p>
      <text:p text:style-name="P19"><text:span text:style-name="T96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3">Кисти</text:span></text:a></text:p>
      <text:p text:style-name="P19"><text:span text:style-name="T96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3">Linear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3">Radial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3">ImageBrush</text:span></text:a></text:p>
      <text:p text:style-name="P19"><text:span text:style-name="T96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3">Текстуры</text:span></text:a></text:p>
      <text:p text:style-name="P19"><text:span text:style-name="T96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3">VisualBrush</text:span></text:a></text:p>
      <text:p text:style-name="P19"><text:span text:style-name="T96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3">BitmapCacheBrush</text:span></text:a></text:p>
      <text:p text:style-name="P19"><text:span text:style-name="T96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3">Трансформации</text:span></text:a></text:p>
      <text:p text:style-name="P19"><text:span text:style-name="T96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3">Трансформация фигур</text:span></text:a></text:p>
      <text:p text:style-name="P19"><text:span text:style-name="T96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3">Трансформация элементов</text:span></text:a></text:p>
      <text:p text:style-name="P19"><text:span text:style-name="T96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3">Прозрачность</text:span></text:a></text:p>
      <text:p text:style-name="P19"><text:span text:style-name="T96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3">Маски непрозрачности</text:span></text:a></text:p>
      <text:p text:style-name="P16"><text:span text:style-name="T72">·</text:span><text:span text:style-name="T5">     </text:span><text:span text:style-name="T94">2. Классы Geometry и Drawing</text:span></text:p>
      <text:p text:style-name="P19"><text:span text:style-name="T96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3">Классы Path и Geometry</text:span></text:a></text:p>
      <text:p text:style-name="P19"><text:span text:style-name="T96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3">GeometryGroup</text:span></text:a></text:p>
      <text:p text:style-name="P19"><text:span text:style-name="T96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3">CombinedGeometry</text:span></text:a></text:p>
      <text:p text:style-name="P19"><text:span text:style-name="T96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3">PathGeometry</text:span></text:a></text:p>
      <text:p text:style-name="P19"><text:span text:style-name="T96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3">Мини-язык описания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3">Кадрирование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3">Рисунки</text:span></text:a></text:p>
      <text:p text:style-name="P19"><text:soft-page-break/><text:span text:style-name="T96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3">Экспорт рисунка</text:span></text:a></text:p>
      <text:p text:style-name="P17"><text:span text:style-name="T68">·</text:span><text:span text:style-name="T1">     </text:span><text:span text:style-name="T91">3. Эффекты и класс Visual</text:span></text:p>
      <text:p text:style-name="P19"><text:span text:style-name="T103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8">Класс Visual</text:span></text:a></text:p>
      <text:p text:style-name="P19"><text:span text:style-name="T103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8">Помещение визуальных объектов в оболочку элемента</text:span></text:a></text:p>
      <text:p text:style-name="P19"><text:span text:style-name="T103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8">Эффекты</text:span></text:a></text:p>
      <text:p text:style-name="P19"><text:span text:style-name="T103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8">ShaderEffect</text:span></text:a></text:p>
      <text:p text:style-name="P19"><text:span text:style-name="T103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8">WriteableBitmap</text:span></text:a></text:p>
      <text:p text:style-name="P19"><text:span text:style-name="T103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8">Запись пикселей</text:span></text:a></text:p>
      <text:p text:style-name="P17"><text:span text:style-name="T68">·</text:span><text:span text:style-name="T1">     </text:span><text:span text:style-name="T91">4. Основы анимации</text:span></text:p>
      <text:p text:style-name="P19"><text:span text:style-name="T103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8">Поняти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8">Базов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8">Анимация в коде</text:span></text:a></text:p>
      <text:p text:style-name="P19"><text:span text:style-name="T103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8">Свойства линейной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8">Время жизни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8">Класс TimeLine</text:span></text:a></text:p>
      <text:p text:style-name="P19"><text:span text:style-name="T103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8">Раскадровка</text:span></text:a></text:p>
      <text:p text:style-name="P19"><text:span text:style-name="T103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8">Перекрывающиеся и синхронизированн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8">Управление воспроизведением</text:span></text:a></text:p>
      <text:p text:style-name="P19"><text:span text:style-name="T103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8">Эффект вытеснения</text:span></text:a></text:p>
      <text:p text:style-name="P19"><text:span text:style-name="T103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8">Отслеживание хода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8">Плав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8">Режимы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8">Создание специальной функции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8">Производитель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8">Кэширование изображений</text:span></text:a></text:p>
      <text:p text:style-name="P16"><text:span text:style-name="T70">·</text:span><text:span text:style-name="T3">     </text:span><text:span text:style-name="T91">5</text:span><text:span text:style-name="T92">. Расширенная анимация</text:span></text:p>
      <text:p text:style-name="P19"><text:span text:style-name="T98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4">Анимированные трансформации</text:span></text:a></text:p>
      <text:p text:style-name="P19"><text:span text:style-name="T98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4">Множество анимированных трансформаций</text:span></text:a></text:p>
      <text:p text:style-name="P19"><text:span text:style-name="T98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4">Анимированные кисти</text:span></text:a></text:p>
      <text:p text:style-name="P19"><text:span text:style-name="T98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4">Анимация построителя текстуры</text:span></text:a></text:p>
      <text:p text:style-name="P19"><text:span text:style-name="T98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4">Анимация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4">Сплайновые анимации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4">Анимация на основе пути</text:span></text:a></text:p>
      <text:p text:style-name="P19"><text:span text:style-name="T98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4">Анимация на основе кадра</text:span></text:a></text:p>
      <text:p text:style-name="P16"><text:span text:style-name="T70">·</text:span><text:span text:style-name="T3">     </text:span><text:span text:style-name="T92">6. Трехмерная графика</text:span></text:p>
      <text:p text:style-name="P19"><text:span text:style-name="T98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4">Основы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4">Трехмерные объекты</text:span></text:a></text:p>
      <text:p text:style-name="P19"><text:span text:style-name="T98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4">Геометрия трехмерных объектов</text:span></text:a></text:p>
      <text:p text:style-name="P19"><text:span text:style-name="T98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4">Источники света</text:span></text:a></text:p>
      <text:p text:style-name="P19"><text:span text:style-name="T98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4">Камера</text:span></text:a></text:p>
      <text:p text:style-name="P19"><text:span text:style-name="T98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4">Текстурирование и нормали</text:span></text:a></text:p>
      <text:p text:style-name="P19"><text:span text:style-name="T98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4">Сложные трехмерные фигуры</text:span></text:a></text:p>
      <text:p text:style-name="P19"><text:span text:style-name="T98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4">Материалы</text:span></text:a></text:p>
      <text:p text:style-name="P19"><text:span text:style-name="T98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4">Отображение текстур</text:span></text:a></text:p>
      <text:p text:style-name="P19"><text:span text:style-name="T98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4">Трансформации и вращения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4">«Полеты» трехмерных фигур</text:span></text:a></text:p>
      <text:p text:style-name="P19"><text:span text:style-name="T98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4">Шаровый манипулятор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oft-page-break/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1">1. </text:span><text:span text:style-name="T94">Шаблоны элементов управления</text:span></text:p>
      <text:p text:style-name="P19"><text:span text:style-name="T96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3">Логические и визуальные деревья</text:span></text:a></text:p>
      <text:p text:style-name="P19"><text:span text:style-name="T96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3">Программный просмотр логического и визуального дерева</text:span></text:a></text:p>
      <text:p text:style-name="P19"><text:span text:style-name="T96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3">Шаблоны</text:span></text:a></text:p>
      <text:p text:style-name="P19"><text:span text:style-name="T96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3">Анализ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3">Создание шаблонов</text:span></text:a></text:p>
      <text:p text:style-name="P19"><text:span text:style-name="T96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3">Триггеры, изменяющие свойства</text:span></text:a></text:p>
      <text:p text:style-name="P19"><text:span text:style-name="T96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3">Триггеры, использующие анимацию</text:span></text:a></text:p>
      <text:p text:style-name="P19"><text:span text:style-name="T96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3">Организация ресурсов для шаблонов</text:span></text:a></text:p>
      <text:p text:style-name="P19"><text:span text:style-name="T96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3">Автоматическое применение шаблонов</text:span></text:a></text:p>
      <text:p text:style-name="P19"><text:span text:style-name="T96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3">Обложки</text:span></text:a></text:p>
      <text:p text:style-name="P19"><text:span text:style-name="T96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3">Построение сложного шаблона</text:span></text:a></text:p>
      <text:p text:style-name="P19"><text:span text:style-name="T96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3">Модификация полосы прокрутки</text:span></text:a></text:p>
      <text:p text:style-name="P19"><text:span text:style-name="T96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3">Примеры шаблонов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3">Визуальные состояния</text:span></text:a></text:p>
      <text:p text:style-name="P16"><text:span text:style-name="T68">·</text:span><text:span text:style-name="T1">     </text:span><text:span text:style-name="T91">2. Пользовательские элементы WPF</text:span></text:p>
      <text:p text:style-name="P19"><text:span text:style-name="T96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3">Пользовательские элементы</text:span></text:a></text:p>
      <text:p text:style-name="P19"><text:span text:style-name="T96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3">Построение пользовательского элемента</text:span></text:a></text:p>
      <text:p text:style-name="P19"><text:span text:style-name="T96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3">Добавление кода разметки</text:span></text:a></text:p>
      <text:p text:style-name="P19"><text:span text:style-name="T96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3">Поддержка команд</text:span></text:a></text:p>
      <text:p text:style-name="P19"><text:span text:style-name="T96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3">UserControl</text:span></text:a></text:p>
      <text:p text:style-name="P19"><text:span text:style-name="T96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3">Создание элемента управления, лишенного внешнего вида</text:span></text:a></text:p>
      <text:p text:style-name="P19"><text:span text:style-name="T96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3">Поддержка визуальных состояний</text:span></text:a></text:p>
      <text:p text:style-name="P19"><text:span text:style-name="T96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3">Шаблон элемента управления по умолчанию</text:span></text:a></text:p>
      <text:p text:style-name="P19"><text:span text:style-name="T96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3">Переходы между состояниями</text:span></text:a></text:p>
      <text:p text:style-name="P19"><text:span text:style-name="T96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3">Использование FlipPanel</text:span></text:a></text:p>
      <text:p text:style-name="P19"><text:span text:style-name="T103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8">Создание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8">Примеры пользовательских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8">Рисованные элементы</text:span></text:a></text:p>
      <text:p text:style-name="P19"><text:span text:style-name="T103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8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1">·</text:span><text:span text:style-name="T4">     </text:span><text:span text:style-name="T93">1. Работа с документами и печать</text:span></text:p>
      <text:p text:style-name="P19"><text:span text:style-name="T101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5">Типы документов</text:span></text:a></text:p>
      <text:p text:style-name="P19"><text:span text:style-name="T101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5">Потоковые документы</text:span></text:a></text:p>
      <text:p text:style-name="P19"><text:span text:style-name="T101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5">Блочн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5">Строков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5">Программное взаимодействие с элементами</text:span></text:a></text:p>
      <text:p text:style-name="P19"><text:span text:style-name="T101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5">Контейнеры FlowDocumentScrollViewer, FlowDocumentPageViewer и FlowDocumentReader</text:span></text:a></text:p>
      <text:p text:style-name="P19"><text:span text:style-name="T101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5">Редактирование потокового документа</text:span></text:a></text:p>
      <text:p text:style-name="P19"><text:span text:style-name="T101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5">Аннотации</text:span></text:a></text:p>
      <text:p text:style-name="P19"><text:span text:style-name="T101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5">Печать</text:span></text:a></text:p>
      <text:p text:style-name="P19"><text:span text:style-name="T101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5">Специальная печать</text:span></text:a></text:p>
      <text:p text:style-name="P19"><text:span text:style-name="T101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5">Настройка и управление печатью</text:span></text:a></text:p>
      <text:p text:style-name="P19"><text:span text:style-name="T101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5">Печать документов XPS</text:span></text:a></text:p>
      <text:p text:style-name="P17"><text:span text:style-name="T68">·</text:span><text:span text:style-name="T1">     </text:span><text:span text:style-name="T91">2. Многопоточные приложения</text:span></text:p>
      <text:p text:style-name="P19"><text:span text:style-name="T103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8">Модель STA</text:span></text:a></text:p>
      <text:p text:style-name="P19"><text:span text:style-name="T103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8">Класс DispatcherObject</text:span></text:a></text:p>
      <text:p text:style-name="P19"><text:span text:style-name="T103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8">Класс BackgroundWorker</text:span></text:a></text:p>
      <text:p text:style-name="P16"><text:span text:style-name="T71">·</text:span><text:span text:style-name="T4">     </text:span><text:span text:style-name="T93">3. Модель дополнений MAF и MEF</text:span></text:p>
      <text:p text:style-name="P19"><text:span text:style-name="T101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5">Модель дополнений</text:span></text:a></text:p>
      <text:p text:style-name="P19"><text:span text:style-name="T101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5">Пример приложения, использующего дополнение</text:span></text:a></text:p>
      <text:p text:style-name="P19"><text:span text:style-name="T101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5">Взаимодействие с хостом</text:span></text:a></text:p>
      <text:p text:style-name="P19"><text:span text:style-name="T101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5">Визуальные дополнения</text:span></text:a></text:p>
      <text:p text:style-name="P17"><text:span text:style-name="T68">·</text:span><text:span text:style-name="T1">     </text:span><text:span text:style-name="T91">4. Развертывание WPF-приложений с ClickOnce</text:span></text:p>
      <text:p text:style-name="P19"><text:soft-page-break/><text:span text:style-name="T103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8">Развертывание WPF-приложений</text:span></text:a></text:p>
      <text:p text:style-name="P19"><text:span text:style-name="T103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8">Модель ClickOnce</text:span></text:a></text:p>
      <text:p text:style-name="P19"><text:span text:style-name="T103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8">Пример публикации ClickOnce</text:span></text:a></text:p>
      <text:p text:style-name="P19"><text:span text:style-name="T103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8">Дополнительные параметры ClickOnce</text:span></text:a></text:p>
      <text:p text:style-name="P17"><text:span text:style-name="T68">·</text:span><text:span text:style-name="T1">     </text:span><text:span text:style-name="T91">5. Шаблоны проектирования</text:span></text:p>
      <text:p text:style-name="P19"><text:span text:style-name="T103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8">Обзор паттернов</text:span></text:a></text:p>
      <text:p text:style-name="P19"><text:span text:style-name="T103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8">RAD и Monolithic</text:span></text:a></text:p>
      <text:p text:style-name="P19"><text:span text:style-name="T103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8">Паттерн MVC</text:span></text:a></text:p>
      <text:p text:style-name="P19"><text:span text:style-name="T103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8">Паттерн MVP</text:span></text:a></text:p>
      <text:p text:style-name="P19"><text:span text:style-name="T103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8">Паттерн MVVM</text:span></text:a></text:p>
      <text:p text:style-name="P16"><text:span text:style-name="T73">·</text:span><text:span text:style-name="T6">     </text:span><text:span text:style-name="T95">6. Windows 8 Metro и XAML</text:span></text:p>
      <text:p text:style-name="P19"><text:span text:style-name="T100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7">Создание Metro-приложения</text:span></text:a></text:p>
      <text:p text:style-name="P19"><text:span text:style-name="T100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7">Привязка данных</text:span></text:a></text:p>
      <text:p text:style-name="P19"><text:span text:style-name="T100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7">Навигация, всплывающие меню и панели</text:span></text:a></text:p>
      <text:p text:style-name="P19"><text:span text:style-name="T100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7">Стандартные стили и ресурсы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6">Основы ASP.NET</text:span></text:span></text:a><text:span text:style-name="T118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7">Веб-сайты ASP.NET</text:span></text:span></text:a><text:span text:style-name="T108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7">Безопасность в ASP.NET</text:span></text:span></text:a><text:span text:style-name="T108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7">Интернет магазин на ASP.NET Web Forms 4.5 и ASP.NET MVC 5</text:span></text:span></text:a><text:span text:style-name="T108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5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5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5">ASP.NET Identity 2.0</text:span></text:span></text:a> </text:p>
      <text:p text:style-name="Standard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8101962491444427953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soft-page-break/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19">(</text:span><text:span text:style-name="T120">посмотреть после безопасности </text:span><text:span text:style-name="T119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oft-page-break/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5724492337642508982" text:style-name="L2">
        <text:list-item>
          <text:p text:style-name="P58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8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8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8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8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8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8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1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8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8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2">1) тут создается серверный контрол, создание которых я пропустил,но все вроде абсольтно понятно</text:p>
          <text:p text:style-name="P64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4"><text:soft-page-break/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3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8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8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8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9"/>
        </text:list-item>
      </text:list>
      <text:h text:style-name="P12" text:outline-level="2">Интернет магазин на ASP.NET MVC 5</text:h>
      <text:list xml:id="list1050608181445134778" text:style-name="L3">
        <text:list-item>
          <text:p text:style-name="P60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0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0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0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0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0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0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0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0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0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0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0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0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0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><text:soft-page-break/></text:p>
      <text:p text:style-name="Text_20_body"/>
      <text:p text:style-name="Text_20_body"/>
      <text:h text:style-name="P9" text:outline-level="1">Безопасность в ASP.NET</text:h>
      <text:list xml:id="list5458603232809980849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8244678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1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2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3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oft-page-break/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4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4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4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4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4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5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5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5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6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p text:style-name="Text_20_body"><text:soft-page-break/></text:p>
      <text:p text:style-name="Text_20_body"/>
      <text:h text:style-name="P9" text:outline-level="1">ASP.NET Web Forms 4.5</text:h>
      <text:list xml:id="list6884427373043332097" text:style-name="L5">
        <text:list-item>
          <text:p text:style-name="P6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8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8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8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8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8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8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8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8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8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8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8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8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8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8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7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7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8"><text:soft-page-break/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5. Привязка моделей и данных</text:h>
          <text:list>
            <text:list-item>
              <text:p text:style-name="P48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8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8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9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49"><text:span text:style-name="T58">FieldValidator</text:span><text:span text:style-name="T46"> - тоже</text:span></text:p>
            </text:list-item>
            <text:list-item>
              <text:p text:style-name="P48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8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8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8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8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8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8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8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8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8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8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8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oft-page-break/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h text:style-name="P9" text:outline-level="1">Изучаем ASP.NET MVC 5</text:h>
      <text:list xml:id="list3611767682577005632" text:style-name="L6">
        <text:list-item>
          <text:h text:style-name="P32" text:outline-level="3">1. Начинаем изучать ASP.NET MVC</text:h>
          <text:list>
            <text:list-item>
              <text:p text:style-name="P50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0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0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1">Следование соглашениям для компоновок –</text:span><text:span text:style-name="T122"> </text:span><text:span text:style-name="T123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28256041" text:continue-numbering="true" text:style-name="L6">
        <text:list-item>
          <text:list>
            <text:list-item>
              <text:p text:style-name="P50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0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0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0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0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0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0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0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0"><text:soft-page-break/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0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0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0"><text:a xlink:type="simple" xlink:href="https://professorweb.ru/my/ASP_NET/mvc/level3/3_1.php" text:style-name="Internet_20_link" text:visited-style-name="Visited_20_Internet_20_Link"><text:span text:style-name="T33">Шаблоны URL</text:span></text:a></text:p>
            </text:list-item>
            <text:list-item>
              <text:p text:style-name="P50"><text:a xlink:type="simple" xlink:href="https://professorweb.ru/my/ASP_NET/mvc/level3/3_2.php" text:style-name="Internet_20_link" text:visited-style-name="Visited_20_Internet_20_Link"><text:span text:style-name="T33">Настройки маршрутизации</text:span></text:a></text:p>
            </text:list-item>
            <text:list-item>
              <text:p text:style-name="P50"><text:a xlink:type="simple" xlink:href="https://professorweb.ru/my/ASP_NET/mvc/level3/3_3.php" text:style-name="Internet_20_link" text:visited-style-name="Visited_20_Internet_20_Link"><text:span text:style-name="T33">Ограничение маршрутизации</text:span></text:a></text:p>
            </text:list-item>
            <text:list-item>
              <text:p text:style-name="P50"><text:a xlink:type="simple" xlink:href="https://professorweb.ru/my/ASP_NET/mvc/level3/3_4.php" text:style-name="Internet_20_link" text:visited-style-name="Visited_20_Internet_20_Link"><text:span text:style-name="T33">Маршрутизация с помощью атрибутов</text:span></text:a></text:p>
            </text:list-item>
            <text:list-item>
              <text:p text:style-name="P50"><text:a xlink:type="simple" xlink:href="https://professorweb.ru/my/ASP_NET/mvc/level3/3_5.php" text:style-name="Internet_20_link" text:visited-style-name="Visited_20_Internet_20_Link"><text:span text:style-name="T33">Генерация маршрутизированных URL</text:span></text:a></text:p>
            </text:list-item>
            <text:list-item>
              <text:p text:style-name="P50"><text:a xlink:type="simple" xlink:href="https://professorweb.ru/my/ASP_NET/mvc/level3/3_6.php" text:style-name="Internet_20_link" text:visited-style-name="Visited_20_Internet_20_Link"><text:span text:style-name="T33">Настройка системы маршрутизации</text:span></text:a></text:p>
            </text:list-item>
            <text:list-item>
              <text:p text:style-name="P50"><text:a xlink:type="simple" xlink:href="https://professorweb.ru/my/ASP_NET/mvc/level3/3_7.php" text:style-name="Internet_20_link" text:visited-style-name="Visited_20_Internet_20_Link"><text:span text:style-name="T33">Работа с областями</text:span></text:a></text:p>
            </text:list-item>
            <text:list-item>
              <text:p text:style-name="P50"><text:a xlink:type="simple" xlink:href="https://professorweb.ru/my/ASP_NET/mvc/level3/3_8.php" text:style-name="Internet_20_link" text:visited-style-name="Visited_20_Internet_20_Link"><text:span text:style-name="T33">Маршрутизация запросов к файлам</text:span></text:a></text:p>
            </text:list-item>
            <text:list-item>
              <text:p text:style-name="P50"><text:a xlink:type="simple" xlink:href="https://professorweb.ru/my/ASP_NET/mvc/level3/3_9.php" text:style-name="Internet_20_link" text:visited-style-name="Visited_20_Internet_20_Link"><text:span text:style-name="T33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0"><text:a xlink:type="simple" xlink:href="https://professorweb.ru/my/ASP_NET/mvc/level4/4_1.php" text:style-name="Internet_20_link" text:visited-style-name="Visited_20_Internet_20_Link"><text:span text:style-name="T33">Контроллеры</text:span></text:a></text:p>
            </text:list-item>
            <text:list-item>
              <text:p text:style-name="P50"><text:a xlink:type="simple" xlink:href="https://professorweb.ru/my/ASP_NET/mvc/level4/4_2.php" text:style-name="Internet_20_link" text:visited-style-name="Visited_20_Internet_20_Link"><text:span text:style-name="T33">Получение данных запроса в контроллере</text:span></text:a></text:p>
            </text:list-item>
            <text:list-item>
              <text:p text:style-name="P50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50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50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0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0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0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0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0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0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0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0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0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0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0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0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0"><text:soft-page-break/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0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0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0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0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0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0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0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0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0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0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0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0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0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0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0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0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0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0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0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0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0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0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oft-page-break/><text:span text:style-name="T110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2T08:05:27.65</dc:date>
    <meta:editing-duration>P26DT3H42M14S</meta:editing-duration>
    <meta:editing-cycles>49</meta:editing-cycles>
    <meta:generator>OpenOffice/4.1.2$Win32 OpenOffice.org_project/412m3$Build-9782</meta:generator>
    <meta:document-statistic meta:table-count="0" meta:image-count="0" meta:object-count="0" meta:page-count="24" meta:paragraph-count="808" meta:word-count="3411" meta:character-count="22851"/>
  </office:meta>
</office:document-meta>
</file>